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2pt"/>
    </style:style>
    <style:style style:name="P2" style:family="paragraph" style:parent-style-name="Standard">
      <style:text-properties style:font-name="FreeMono" fo:font-size="9pt" style:font-size-asian="9pt" style:font-size-complex="9pt"/>
    </style:style>
    <style:style style:name="P3" style:family="paragraph" style:parent-style-name="Normal">
      <style:paragraph-properties fo:break-before="page"/>
      <style:text-properties style:font-name="FreeMono" fo:font-size="9pt"/>
    </style:style>
    <style:style style:name="P4" style:family="paragraph" style:parent-style-name="Normal">
      <style:text-properties style:font-name="FreeMono" fo:font-size="9pt"/>
    </style:style>
    <style:style style:name="P5" style:family="paragraph" style:parent-style-name="Normal">
      <style:text-properties style:font-name="FreeMono" fo:font-size="9pt" fo:font-weight="bold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T3" style:family="text">
      <style:text-properties fo:color="#000000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orient: up <text:s text:c="14"/></text:p>
        <text:p text:style-name="P4">R <text:s/>Y <text:s text:c="10"/>01<text:span text:style-name="T1">1</text:span> <text:span text:style-name="T2">00</text:span><text:span text:style-name="T1">1</text:span> <text:s text:c="10"/>MSB: 01001000 <text:s text:c="5"/>H </text:p>
        <text:p text:style-name="P4">P <text:s/>bl <text:s text:c="9"/>010 <text:span text:style-name="T2">11</text:span><text:span text:style-name="T1">1</text:span> <text:s text:c="10"/>bt2: 00101101 <text:s text:c="7"/>-</text:p>
        <text:p text:style-name="P4">Y <text:s/>R <text:s text:c="10"/>001 <text:span text:style-name="T2">01</text:span>1 <text:s text:c="10"/>LSB: 00110000 <text:s text:c="10"/>0</text:p>
        <text:p text:style-name="P4">lb W <text:s text:c="10"/>100 <text:span text:style-name="T2">00</text:span>0</text:p>
        <text:p text:style-name="P4"/>
        <text:p text:style-name="P4">orient: top</text:p>
        <text:p text:style-name="P4">bl B <text:s/>B <text:s/>R <text:s text:c="4"/>11<text:span text:style-name="T1">1</text:span> <text:span text:style-name="T1">11</text:span><text:span text:style-name="T2">0</text:span> 11<text:span text:style-name="T1">0</text:span> 011 <text:s text:c="2"/>MSB: 01010110 <text:s text:c="5"/>V</text:p>
        <text:p text:style-name="P4">W <text:s/>W <text:s/>bl Y <text:s text:c="4"/>000 <text:span text:style-name="T1">000</text:span> 11<text:span text:style-name="T1">1</text:span> 00<text:span text:style-name="T1">1</text:span> <text:s text:c="2"/>bt2: 01110110 <text:s text:c="7"/>v</text:p>
        <text:p text:style-name="P4"><text:s text:c="33"/>LSB: 00110010 <text:s text:c="10"/>2</text:p>
        <text:p text:style-name="P4">orient: down <text:s text:c="2"/></text:p>
        <text:p text:style-name="P4">R <text:s/>B <text:s text:c="10"/>011 <text:span text:style-name="T1">11</text:span>0 <text:s text:c="10"/>MSB: 00110001 <text:s text:c="5"/>1</text:p>
        <text:p text:style-name="P4">lb Y <text:s text:c="10"/>100 <text:span text:style-name="T1">001</text:span> <text:s text:c="10"/>bt2: 01101110 <text:s text:c="7"/>n </text:p>
        <text:p text:style-name="P4">P <text:s/>lb <text:s text:c="9"/>01<text:span text:style-name="T1">0</text:span> <text:span text:style-name="T1">10</text:span>0 <text:s text:c="10"/>LSB: 01000110 <text:s text:c="10"/>F</text:p>
        <text:p text:style-name="P4">G <text:s/>lb <text:s text:c="9"/>10<text:span text:style-name="T1">1</text:span> <text:span text:style-name="T1">100</text:span></text:p>
        <text:p text:style-name="P4"/>
        <text:p text:style-name="P4">orient: down</text:p>
        <text:p text:style-name="P4">P <text:s/>B <text:s text:c="10"/>01<text:span text:style-name="T1">0</text:span> <text:span text:style-name="T1">11</text:span>0 <text:s text:c="10"/>MSB: 00110101 <text:s text:c="5"/>5 </text:p>
        <text:p text:style-name="P4">lb W <text:s text:c="10"/>100 <text:span text:style-name="T1">000</text:span> <text:s text:c="10"/>bt2: 01101000 <text:s text:c="7"/>h</text:p>
        <text:p text:style-name="P4">G <text:s/>lb <text:s text:c="9"/>10<text:span text:style-name="T2">1</text:span> <text:span text:style-name="T1">10</text:span>0 <text:s text:c="10"/>LSB: 01100100 <text:s text:c="9"/>d</text:p>
        <text:p text:style-name="P4">lb bl <text:s text:c="9"/>100 <text:span text:style-name="T1">111</text:span></text:p>
        <text:p text:style-name="P4"/>
        <text:p text:style-name="P4">orient: bottom</text:p>
        <text:p text:style-name="P4">P <text:s/>R <text:s/>R <text:s/>B <text:s text:c="4"/><text:span text:style-name="T1">010</text:span> 01<text:span text:style-name="T1">1</text:span> 01<text:span text:style-name="T1">1</text:span> <text:span text:style-name="T1">11</text:span>0 <text:s text:c="2"/>MSB: 00101101 <text:s text:c="5"/>-</text:p>
        <text:p text:style-name="P4">R <text:s/>lb Y <text:s/>W <text:s text:c="4"/><text:span text:style-name="T1">01</text:span>1 10<text:span text:style-name="T1">0</text:span> 00<text:span text:style-name="T1">1</text:span> <text:span text:style-name="T1">000</text:span> <text:s text:c="2"/>bt2: 01100010 <text:s text:c="7"/>b</text:p>
        <text:p text:style-name="P4"><text:s text:c="33"/>LSB: 00101101 <text:s text:c="9"/>- <text:s text:c="11"/></text:p>
        <text:p text:style-name="P4">orient: up</text:p>
        <text:p text:style-name="P4">W <text:s/>lb <text:s text:c="9"/><text:span text:style-name="T1">000</text:span> 100 <text:s text:c="10"/>MSB: 01001011 <text:s text:c="5"/>K</text:p>
        <text:p text:style-name="P4">lb bl <text:s text:c="9"/><text:span text:style-name="T1">10</text:span>0 111 <text:s text:c="10"/>bt2: 00101101 <text:s text:c="7"/>-</text:p>
        <text:p text:style-name="P4">bl P <text:s text:c="10"/><text:span text:style-name="T1">111</text:span> 010 <text:s text:c="10"/>LSB: 01001001 <text:s text:c="9"/>I</text:p>
        <text:p text:style-name="P4">R <text:s/>Y <text:s text:c="10"/><text:span text:style-name="T1">01</text:span>1 00<text:span text:style-name="T1">1</text:span></text:p>
        <text:p text:style-name="P4"/>
        <text:p text:style-name="P4">orient: up</text:p>
        <text:p text:style-name="P4">G <text:s/>Y <text:s text:c="10"/><text:span text:style-name="T1">101</text:span> 001 <text:s text:c="10"/>MSB: 01001100 <text:s text:c="5"/>L</text:p>
        <text:p text:style-name="P4">P <text:s/>lb <text:s text:c="9"/><text:span text:style-name="T1">01</text:span>0 10<text:span text:style-name="T1">0</text:span> <text:s text:c="10"/>bt2: 01110001 <text:s text:c="7"/>q</text:p>
        <text:p text:style-name="P4">lb P <text:s text:c="10"/><text:span text:style-name="T1">100</text:span> 01<text:span text:style-name="T1">0</text:span> <text:s text:c="10"/>LSB: 01111010 <text:s text:c="9"/>z</text:p>
        <text:p text:style-name="P4">Y <text:s/>Y <text:s text:c="10"/><text:span text:style-name="T1">00</text:span>1 00<text:span text:style-name="T1">1</text:span></text:p>
        <text:p text:style-name="P1"/>
        <text:p text:style-name="P2"><text:span text:style-name="T3">orient: top</text:span></text:p>
        <text:p text:style-name="P4">B <text:s/>R <text:s/>bl lb <text:s/>11<text:span text:style-name="T1">0</text:span> 011 <text:span text:style-name="T1">111</text:span> 100 <text:s text:c="4"/>MSB: 01100111 <text:s text:c="7"/>g</text:p>
        <text:p text:style-name="P4">B <text:s/>B <text:s/>Y <text:s/>W <text:s text:c="2"/>11<text:span text:style-name="T1">0</text:span> 11<text:span text:style-name="T1">0</text:span> <text:span text:style-name="T1">00</text:span>1 000 <text:s text:c="4"/>bt2: 01001111 <text:s text:c="9"/>O</text:p>
        <text:p text:style-name="P4"><text:s text:c="33"/>LSB: 01001111 <text:s text:c="12"/>O</text:p>
        <text:p text:style-name="P4"/>
        <text:p text:style-name="P4">orient: down</text:p>
        <text:p text:style-name="P4">W <text:s/>Y <text:s text:c="8"/>00<text:span text:style-name="T1">0</text:span> 00<text:span text:style-name="T1">1</text:span> <text:s text:c="12"/>MSB: 00110001 <text:s text:c="7"/>1</text:p>
        <text:p text:style-name="P4">bl bl <text:s text:c="7"/>111 11<text:span text:style-name="T1">1</text:span> <text:s text:c="12"/>bt2: 00110011 <text:s text:c="9"/>3</text:p>
        <text:p text:style-name="P4">W <text:s/>W <text:s text:c="8"/>000 000 <text:s text:c="12"/>LSB: 01010010 <text:s text:c="11"/>R</text:p>
        <text:p text:style-name="P4">B <text:s/>R <text:s text:c="8"/>110 011</text:p>
        <text:p text:style-name="P4"/>
        <text:p text:style-name="P4">orient: down</text:p>
        <text:p text:style-name="P4">R <text:s/>W <text:s text:c="8"/>01<text:span text:style-name="T1">1</text:span> 000 <text:s text:c="12"/>MSB: 00001100 <text:s text:c="6"/>EOM </text:p>
        <text:p text:style-name="P4">R <text:s/>R <text:s text:c="8"/>01<text:span text:style-name="T1">1</text:span> 01<text:span text:style-name="T1">1</text:span> <text:s text:c="12"/>bt2: 01110110 <text:s text:c="9"/>v</text:p>
        <text:p text:style-name="P4">B <text:s/>lb <text:s text:c="7"/>11<text:span text:style-name="T1">0</text:span> 10<text:span text:style-name="T1">0</text:span> <text:s text:c="12"/>LSB: 0000 <text:s text:c="15"/>EOM </text:p>
        <text:p text:style-name="P4">W <text:s/>B <text:s text:c="8"/>000 11<text:span text:style-name="T1">0</text:span></text:p>
        <text:p text:style-name="P4"/>
        <text:p text:style-name="P4">orient: bottom</text:p>
        <text:p text:style-name="P4">B <text:s/>B <text:s/>G <text:s/>G <text:s text:c="2"/>110 <text:span text:style-name="T1">11</text:span>0 101 101 <text:s text:c="4"/>MSB</text:p>
        <text:p text:style-name="P4">R <text:s/>G <text:s/>W <text:s/>P <text:s text:c="2"/>011 <text:span text:style-name="T1">10</text:span>1 000 010 <text:s text:c="4"/>bt2: 00101101 <text:s text:c="9"/>- </text:p>
        <text:p text:style-name="P4"/>
        <text:p text:style-name="P4">orient: up</text:p>
        <text:p text:style-name="P4">Y <text:s/>Y <text:s text:c="8"/>001 <text:span text:style-name="T1">00</text:span>1 <text:s text:c="12"/>MSB:</text:p>
        <text:p text:style-name="P4">bl W <text:s text:c="8"/>111 <text:span text:style-name="T1">00</text:span>0 <text:s text:c="12"/>bt2: 00001110 <text:s text:c="9"/>EOM </text:p>
        <text:p text:style-name="P4">G <text:s/>B <text:s text:c="8"/>101 <text:span text:style-name="T1">11</text:span>0</text:p>
        <text:p text:style-name="P4">W <text:s/>bl <text:s text:c="7"/>000 <text:span text:style-name="T1">11</text:span>1 </text:p>
        <text:p text:style-name="P4"/>
        <text:p text:style-name="P4"><text:s text:c="41"/>HV15-KLg1-vnhb-qO3v-02Fd-IzOR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Quotations" style:family="paragraph" style:parent-style-name="Normal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GB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saskia </meta:initial-creator>
    <dc:creator>zazkia </dc:creator>
    <meta:creation-date>2015-12-17T15:51:15.759932648</meta:creation-date>
    <dc:date>2015-12-17T23:16:37.079171176</dc:date>
    <meta:editing-duration>P0D</meta:editing-duration>
    <meta:editing-cycles>1</meta:editing-cycles>
    <meta:document-statistic meta:table-count="0" meta:image-count="0" meta:object-count="0" meta:page-count="1" meta:paragraph-count="56" meta:word-count="315" meta:character-count="2300" meta:non-whitespace-character-count="989"/>
  </office:meta>
</office:document-meta>
</file>